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67e86"/>
    </style:style>
    <style:style style:name="P2" style:family="paragraph" style:parent-style-name="Standard">
      <style:text-properties officeooo:rsid="0007dc13" officeooo:paragraph-rsid="0007dc13"/>
    </style:style>
    <style:style style:name="P3" style:family="paragraph" style:parent-style-name="Standard">
      <style:text-properties officeooo:paragraph-rsid="000812ee"/>
    </style:style>
    <style:style style:name="T1" style:family="text">
      <style:text-properties officeooo:rsid="000812ee"/>
    </style:style>
    <style:style style:name="T2" style:family="text">
      <style:text-properties officeooo:rsid="0009d179"/>
    </style:style>
    <style:style style:name="T3" style:family="text">
      <style:text-properties officeooo:rsid="000ab9f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1. Quais as características empreendedoras mais marcantes em Fábio Câmara?</text:p>
      <text:p text:style-name="P2">-Dedicação, <text:span text:style-name="T1">persistência</text:span>, aprender com os erros, <text:span text:style-name="T3">motivação</text:span></text:p>
      <text:p text:style-name="Standard"/>
      <text:p text:style-name="P1">2. Fábio conseguiu vencer em um setor no qual a inovação é muito demandada. Analisando sua história e como tudo começou, você acredita que atualmente alguém com desafios similares conseguiria fazer a transição de empreendedor de necessidade para empreendedor de oportunidade e se tornar referência em sua área? Por quê?</text:p>
      <text:p text:style-name="P2">-Sim, porque a área de tecnologia está sempre progredindo e atualmente o mercado procura o melhor funcionamento de projetos.</text:p>
      <text:p text:style-name="P1"/>
      <text:p text:style-name="P1">3. Fábio comenta que não fez um plano de negócios formal no início do negócio e sim algo mais simples, como um plano orçamentário com meta de faturamento para pagar as contas de curto prazo. O negócio prosperou aos poucos e atualmente ele sonha transformar a FCamara em uma gigante do setor, abrindo o capital na bolsa de valores etc. Se você fosse iniciar uma empresa hoje, seguiria um caminho parecido com o traçado por Fábio ou faria tudo planejado em detalhes desde o início? Quais premissas você utilizou como referência para chegar às suas conclusões?</text:p>
      <text:p text:style-name="P3"><text:span text:style-name="T1">-Faria tudo planejado, “</text:span>Aos trinta e poucos anos de idade, ao ter a consciência que eu tinha um filho autista e que tudo que eu tinha acreditado até aquele dia era um castelo de areia, decidi jogar todas as minhas certezas no lixo e começar uma busca desesperada por novos modelos, novos princípios e novos valores.”. <text:span text:style-name="T1">O motivo de eu fazer tudo planejado são pelas dificuldades financeiras, a necessidade de dinheiro para sobreviver.</text:span></text:p>
      <text:p text:style-name="P1"/>
      <text:p text:style-name="P1"/>
      <text:p text:style-name="P1">4. Percebe-se, no caso de Fábio, que a família sempre foi importante em sua trajetória, seja no início (papel da mãe), seja agora, quando ele fez um acordo para poder se dedicar ao negócio de maneira intensa. Como o empreendedorismo do negócio próprio pode afetar a vida familiar? Você faria algo parecido ou diferente do que fez Fábio, caso tivesse que abrir mão de mais tempo com seus familiares? Por quê?</text:p>
      <text:p text:style-name="P1">-<text:span text:style-name="T1">A dedicação afeta a vida familiar, ser pai, mãe, requer ser presente na vida do parceiro(a), filhos, a vida profissional requer dedicação para manter, melhorar, assim acontece com a vida familiar requer dedicação para manter e até mesmo melhorar, dividir com o parceiro(a) a necessidade de limpar uma casa, fazer comida, cuidar dos filhos, isso requer tempo, paciência e a vida profissional faz você perder momentos únicos. </text:span><text:span text:style-name="T2">Não, porque conquista profissional traz conforto e estabilidade, propondo melhorar a vida da família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0-09T00:12:24.845000000</meta:creation-date>
    <dc:date>2023-10-10T23:14:07.212000000</dc:date>
    <meta:editing-duration>PT4M58S</meta:editing-duration>
    <meta:editing-cycles>2</meta:editing-cycles>
    <meta:generator>LibreOffice/7.1.4.2$Windows_X86_64 LibreOffice_project/a529a4fab45b75fefc5b6226684193eb000654f6</meta:generator>
    <meta:document-statistic meta:table-count="0" meta:image-count="0" meta:object-count="0" meta:page-count="1" meta:paragraph-count="8" meta:word-count="407" meta:character-count="2497" meta:non-whitespace-character-count="2098"/>
  </office:meta>
</office:document-meta>
</file>